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fo:padding="0.71mm"/>
    </style:style>
    <style:style style:name="ce3" style:family="table-cell" style:parent-style-name="Default" style:data-style-name="N10000"/>
    <style:style style:name="ce4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B2:Gauss.B256 Gauss.C2:Gauss.C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2.25mm" svg:height="90.05mm" svg:x="90.57mm" svg:y="109.96mm">
            <draw:object draw:notify-on-update-of-ranges="'Distance fitness'.B2:'Distance fitness'.B256 'Distance fitness'.C2:'Distance fitness'.C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7.89mm" svg:height="90.05mm" svg:x="85.18mm" svg:y="210.11mm">
            <draw:object draw:notify-on-update-of-ranges="'Bit difference fitness'.B2:'Bit difference fitness'.B256 'Bit difference fitness'.C2:'Bit difference fitness'.C2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[.D2]-[.E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[.D3]-[.E3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[.D4]-[.E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[.D5]-[.E5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[.D6]-[.E6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[.D7]-[.E7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[.D8]-[.E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[.D9]-[.E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[.D10]-[.E10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[.D11]-[.E11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[.D12]-[.E1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[.D13]-[.E1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[.D14]-[.E14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[.D15]-[.E15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[.D16]-[.E16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[.D17]-[.E17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[.D18]-[.E1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[.D19]-[.E1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[.D20]-[.E20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[.D21]-[.E2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[.D22]-[.E22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[.D23]-[.E2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[.D24]-[.E2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[.D25]-[.E2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[.D26]-[.E2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[.D27]-[.E27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[.D28]-[.E2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[.D29]-[.E2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[.D30]-[.E30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[.D31]-[.E31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[.D32]-[.E32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[.D33]-[.E3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[.D34]-[.E34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[.D35]-[.E3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[.D36]-[.E36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[.D37]-[.E3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[.D38]-[.E3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[.D39]-[.E3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[.D40]-[.E40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[.D41]-[.E41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[.D42]-[.E4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[.D43]-[.E4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[.D44]-[.E4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[.D45]-[.E4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[.D46]-[.E4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[.D47]-[.E47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[.D48]-[.E48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[.D49]-[.E49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[.D50]-[.E50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[.D51]-[.E51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[.D52]-[.E52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[.D53]-[.E53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[.D54]-[.E54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[.D55]-[.E5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[.D56]-[.E56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[.D57]-[.E57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[.D58]-[.E5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[.D59]-[.E59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[.D60]-[.E6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[.D61]-[.E6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[.D62]-[.E6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[.D63]-[.E63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[.D64]-[.E6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[.D65]-[.E6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[.D66]-[.E66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[.D67]-[.E6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[.D68]-[.E6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[.D69]-[.E69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[.D70]-[.E7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[.D71]-[.E71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[.D72]-[.E7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[.D73]-[.E7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[.D74]-[.E74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[.D75]-[.E75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[.D76]-[.E76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[.D77]-[.E7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[.D78]-[.E78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[.D79]-[.E79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[.D80]-[.E80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[.D81]-[.E8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[.D82]-[.E82]"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[.D83]-[.E83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[.D84]-[.E8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[.D85]-[.E8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[.D86]-[.E86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[.D87]-[.E87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[.D88]-[.E88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[.D89]-[.E89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[.D90]-[.E90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[.D91]-[.E91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[.D92]-[.E92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[.D93]-[.E9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[.D94]-[.E9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[.D95]-[.E9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[.D96]-[.E9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[.D97]-[.E97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[.D98]-[.E98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[.D99]-[.E99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[.D100]-[.E10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[.D101]-[.E10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[.D102]-[.E102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[.D103]-[.E10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[.D104]-[.E10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[.D105]-[.E105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[.D106]-[.E106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[.D107]-[.E107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[.D108]-[.E108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[.D109]-[.E10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[.D110]-[.E110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[.D111]-[.E111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[.D112]-[.E112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[.D113]-[.E113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[.D114]-[.E11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[.D115]-[.E11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[.D116]-[.E11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[.D117]-[.E117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[.D118]-[.E118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[.D119]-[.E119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[.D120]-[.E12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[.D121]-[.E12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[.D122]-[.E12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[.D123]-[.E123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[.D124]-[.E124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[.D125]-[.E125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[.D126]-[.E126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[.D127]-[.E127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[.D128]-[.E12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[.D129]-[.E129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[.D130]-[.E130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[.D131]-[.E13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[.D132]-[.E132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[.D133]-[.E133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[.D134]-[.E13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[.D135]-[.E135]"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[.D136]-[.E13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[.D137]-[.E137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[.D138]-[.E13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[.D139]-[.E139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[.D140]-[.E14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[.D141]-[.E14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[.D142]-[.E14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[.D143]-[.E143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[.D144]-[.E14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[.D145]-[.E145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[.D146]-[.E146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[.D147]-[.E147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[.D148]-[.E148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[.D149]-[.E14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[.D150]-[.E150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[.D151]-[.E15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[.D152]-[.E15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[.D153]-[.E15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[.D154]-[.E154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[.D155]-[.E155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[.D156]-[.E15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[.D157]-[.E157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[.D158]-[.E15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[.D159]-[.E15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[.D160]-[.E160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[.D161]-[.E16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[.D162]-[.E16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[.D163]-[.E16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[.D164]-[.E164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[.D165]-[.E165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[.D166]-[.E16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[.D167]-[.E167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[.D168]-[.E168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[.D169]-[.E16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[.D170]-[.E17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[.D171]-[.E17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[.D172]-[.E172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[.D173]-[.E17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[.D174]-[.E174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[.D175]-[.E175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[.D176]-[.E176]"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[.D177]-[.E17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[.D178]-[.E178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[.D179]-[.E179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[.D180]-[.E180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[.D181]-[.E18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[.D182]-[.E18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[.D183]-[.E18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[.D184]-[.E184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[.D185]-[.E18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[.D186]-[.E18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[.D187]-[.E187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[.D188]-[.E18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[.D189]-[.E18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[.D190]-[.E190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[.D191]-[.E19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[.D192]-[.E19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[.D193]-[.E19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[.D194]-[.E194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[.D195]-[.E195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[.D196]-[.E196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[.D197]-[.E19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[.D198]-[.E19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[.D199]-[.E19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[.D200]-[.E20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[.D201]-[.E201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[.D202]-[.E202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[.D203]-[.E203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[.D204]-[.E20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[.D205]-[.E20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[.D206]-[.E206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[.D207]-[.E207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[.D208]-[.E20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[.D209]-[.E20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[.D210]-[.E210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[.D211]-[.E21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[.D212]-[.E212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[.D213]-[.E21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[.D214]-[.E214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[.D215]-[.E21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[.D216]-[.E216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[.D217]-[.E21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[.D218]-[.E21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[.D219]-[.E219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[.D220]-[.E22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[.D221]-[.E22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[.D222]-[.E222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[.D223]-[.E223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[.D224]-[.E224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[.D225]-[.E22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[.D226]-[.E226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[.D227]-[.E227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[.D228]-[.E22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[.D229]-[.E22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[.D230]-[.E23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[.D231]-[.E231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[.D232]-[.E23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[.D233]-[.E23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[.D234]-[.E234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[.D235]-[.E235]"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[.D236]-[.E23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[.D237]-[.E237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[.D238]-[.E23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[.D239]-[.E23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[.D240]-[.E24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[.D241]-[.E241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[.D242]-[.E24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[.D243]-[.E24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[.D244]-[.E244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[.D245]-[.E24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[.D246]-[.E24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[.D247]-[.E24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[.D248]-[.E24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[.D249]-[.E249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[.D250]-[.E25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[.D251]-[.E251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[.D252]-[.E252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[.D253]-[.E253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[.D254]-[.E25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[.D255]-[.E25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[.D256]-[.E25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Runs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Run #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X_G</text:p>
          </table:table-cell>
          <table:table-cell office:value-type="string" calcext:value-type="string">
            <text:p>G_ser</text:p>
          </table:table-cell>
          <table:table-cell table:style-name="Default" office:value-type="string" calcext:value-type="string">
            <text:p>time_ser</text:p>
          </table:table-cell>
          <table:table-cell office:value-type="string" calcext:value-type="string">
            <text:p>G_par</text:p>
          </table:table-cell>
          <table:table-cell table:style-name="Default" office:value-type="string" calcext:value-type="string">
            <text:p>time_p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1" calcext:value-type="float">
            <text:p>781</text:p>
          </table:table-cell>
          <table:table-cell office:value-type="float" office:value="13.592" calcext:value-type="float">
            <text:p>13.592</text:p>
          </table:table-cell>
          <table:table-cell office:value-type="float" office:value="30" calcext:value-type="float">
            <text:p>30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6" calcext:value-type="float">
            <text:p>746</text:p>
          </table:table-cell>
          <table:table-cell office:value-type="float" office:value="12.98" calcext:value-type="float">
            <text:p>12.98</text:p>
          </table:table-cell>
          <table:table-cell office:value-type="float" office:value="35" calcext:value-type="float">
            <text:p>3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office:value-type="float" office:value="13.691" calcext:value-type="float">
            <text:p>13.691</text:p>
          </table:table-cell>
          <table:table-cell office:value-type="float" office:value="39" calcext:value-type="float">
            <text:p>39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88" calcext:value-type="float">
            <text:p>13.888</text:p>
          </table:table-cell>
          <table:table-cell office:value-type="float" office:value="34" calcext:value-type="float">
            <text:p>3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79" calcext:value-type="float">
            <text:p>779</text:p>
          </table:table-cell>
          <table:table-cell office:value-type="float" office:value="13.537" calcext:value-type="float">
            <text:p>13.537</text:p>
          </table:table-cell>
          <table:table-cell office:value-type="float" office:value="35" calcext:value-type="float">
            <text:p>35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8" calcext:value-type="float">
            <text:p>748</text:p>
          </table:table-cell>
          <table:table-cell office:value-type="float" office:value="13.005" calcext:value-type="float">
            <text:p>13.005</text:p>
          </table:table-cell>
          <table:table-cell office:value-type="float" office:value="42" calcext:value-type="float">
            <text:p>42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2" calcext:value-type="float">
            <text:p>13.902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  <table:table-cell office:value-type="float" office:value="13.755" calcext:value-type="float">
            <text:p>13.755</text:p>
          </table:table-cell>
          <table:table-cell/>
          <table:table-cell office:value-type="float" office:value="13.337" calcext:value-type="float">
            <text:p>13.3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7" calcext:value-type="float">
            <text:p>13.907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2" calcext:value-type="float">
            <text:p>13.892</text:p>
          </table:table-cell>
          <table:table-cell/>
          <table:table-cell office:value-type="float" office:value="13.353" calcext:value-type="float">
            <text:p>13.3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6" calcext:value-type="float">
            <text:p>13.896</text:p>
          </table:table-cell>
          <table:table-cell/>
          <table:table-cell office:value-type="float" office:value="13.233" calcext:value-type="float">
            <text:p>13.2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23" calcext:value-type="float">
            <text:p>23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1" calcext:value-type="float">
            <text:p>13.911</text:p>
          </table:table-cell>
          <table:table-cell office:value-type="float" office:value="62" calcext:value-type="float">
            <text:p>62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5" calcext:value-type="float">
            <text:p>795</text:p>
          </table:table-cell>
          <table:table-cell office:value-type="float" office:value="13.869" calcext:value-type="float">
            <text:p>13.869</text:p>
          </table:table-cell>
          <table:table-cell/>
          <table:table-cell office:value-type="float" office:value="13.244" calcext:value-type="float">
            <text:p>13.2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49" calcext:value-type="float">
            <text:p>13.949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4" calcext:value-type="float">
            <text:p>13.914</text:p>
          </table:table-cell>
          <table:table-cell office:value-type="float" office:value="29" calcext:value-type="float">
            <text:p>29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63" calcext:value-type="float">
            <text:p>763</text:p>
          </table:table-cell>
          <table:table-cell office:value-type="float" office:value="13.262" calcext:value-type="float">
            <text:p>13.262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89" calcext:value-type="float">
            <text:p>13.989</text:p>
          </table:table-cell>
          <table:table-cell office:value-type="float" office:value="30" calcext:value-type="float">
            <text:p>30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9" calcext:value-type="float">
            <text:p>13.899</text:p>
          </table:table-cell>
          <table:table-cell/>
          <table:table-cell office:value-type="float" office:value="13.293" calcext:value-type="float">
            <text:p>13.2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g</text:p>
          </table:table-cell>
          <table:table-cell table:formula="of:=AVERAGE([.F2:.F21])" office:value-type="float" office:value="773.875" calcext:value-type="float">
            <text:p>773,875</text:p>
          </table:table-cell>
          <table:table-cell table:style-name="Default" table:formula="of:=AVERAGE([.G2:.G21])" office:value-type="float" office:value="13.7309" calcext:value-type="float">
            <text:p>13,7309</text:p>
          </table:table-cell>
          <table:table-cell table:formula="of:=AVERAGE([.H2:.H21])" office:value-type="float" office:value="35.4666666666667" calcext:value-type="float">
            <text:p>35,4666666666667</text:p>
          </table:table-cell>
          <table:table-cell table:style-name="Default" table:formula="of:=AVERAGE([.I2:.I21])" office:value-type="float" office:value="3.77445" calcext:value-type="float">
            <text:p>3,77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suc</text:p>
          </table:table-cell>
          <table:table-cell/>
          <table:table-cell table:style-name="Default" table:formula="of:=SUM([.G2];[.G3];[.G4];[.G6];[.G8];[.G10];[.G16];[.G19])/8" office:value-type="float" office:value="13.461375" calcext:value-type="float">
            <text:p>13,461375</text:p>
          </table:table-cell>
          <table:table-cell/>
          <table:table-cell table:style-name="Default" table:formula="of:=SUM([.I2];[.I3];[.I4];[.I5];[.I6];[.I7];[.I8];[.I9];[.I11];[.I14];[.I15];[.I17];[.I18];[.I19];[.I20])/15" office:value-type="float" office:value="0.601933333333333" calcext:value-type="float">
            <text:p>0,60193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fail</text:p>
          </table:table-cell>
          <table:table-cell/>
          <table:table-cell table:style-name="Default" table:formula="of:=SUM([.G5];[.G7];[.G9];[.G11];[.G12];[.G13];[.G14];[.G15];[.G17];[.G18];[.G20];[.G21])/12" office:value-type="float" office:value="13.9105833333333" calcext:value-type="float">
            <text:p>13,9105833333333</text:p>
          </table:table-cell>
          <table:table-cell/>
          <table:table-cell table:style-name="Default" table:formula="of:=SUM([.I10];[.I12];[.I13];[.I16];[.I21])/5" office:value-type="float" office:value="13.292" calcext:value-type="float">
            <text:p>13,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.00.0000</text:date>, <text:time style:data-style-name="N2" text:time-value="23:22:14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29T00:15:26.112000000</dc:date>
    <meta:editing-duration>PT2H46M2S</meta:editing-duration>
    <meta:editing-cycles>35</meta:editing-cycles>
    <meta:document-statistic meta:table-count="6" meta:cell-count="47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47">
                <text:p>47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26cm" svg:height="9.006cm" xlink:href=".." xlink:type="simple" chart:class="chart:scatter" chart:style-name="ch1">
        <chart:plot-area chart:style-name="ch2" table:cell-range-address="'Distance fitness'.B2:'Distance fitness'.C256" chart:data-source-has-labels="row" svg:x="1.415cm" svg:y="0.18cm" svg:width="31.147cm" svg:height="7.665cm">
          <chartooo:coordinate-region svg:x="2.222cm" svg:y="0.38cm" svg:width="30.34cm" svg:height="6.818cm"/>
          <chart:axis chart:dimension="x" chart:name="primary-x" chart:style-name="ch3">
            <chart:title svg:x="14.946cm" svg:y="8.025cm" chart:style-name="ch4">
              <text:p>Decimal value of 1-byte key</text:p>
            </chart:title>
          </chart:axis>
          <chart:axis chart:dimension="y" chart:name="primary-y" chart:style-name="ch5">
            <chart:title svg:x="0.451cm" svg:y="1.512cm" chart:style-name="ch6">
              <text:p>Fitness value</text:p>
            </chart:title>
            <chart:grid chart:style-name="ch7" chart:class="major"/>
          </chart:axis>
          <chart:series chart:style-name="ch8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9cm" svg:height="9.006cm" xlink:href=".." xlink:type="simple" chart:class="chart:scatter" chart:style-name="ch1">
        <chart:legend chart:legend-position="end" svg:x="31.546cm" svg:y="4.204cm" style:legend-expansion="high" chart:style-name="ch2"/>
        <chart:plot-area chart:style-name="ch3" table:cell-range-address="'Bit difference fitness'.B2:'Bit difference fitness'.C256" chart:data-source-has-labels="row" svg:x="1.479cm" svg:y="0.18cm" svg:width="29.392cm" svg:height="7.665cm">
          <chartooo:coordinate-region svg:x="2.1cm" svg:y="0.379cm" svg:width="28.771cm" svg:height="6.819cm"/>
          <chart:axis chart:dimension="x" chart:name="primary-x" chart:style-name="ch4">
            <chart:title svg:x="14.2cm" svg:y="8.025cm" chart:style-name="ch5">
              <text:p>Hodnota 1 byteového klíče</text:p>
            </chart:title>
          </chart:axis>
          <chart:axis chart:dimension="y" chart:name="primary-y" chart:style-name="ch6">
            <chart:title svg:x="0.451cm" svg:y="1.697cm" chart:style-name="ch7">
              <text:p>Hodnotaskóre</text:p>
            </chart:title>
            <chart:grid chart:style-name="ch8" chart:class="major"/>
          </chart:axis>
          <chart:series chart:style-name="ch9" chart:values-cell-range-address="'Bit difference fitness'.C2:'Bit difference fitness'.C256" loext:label-string="&quot;Skóre&quot;" chart:class="chart:scatter">
            <chart:domain table:cell-range-address="'Bit difference fitness'.B2:'Bit difference fitness'.B256"/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kó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47">
                <text:p>47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